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erarchyEntryImpl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EntryImpl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erarchyEntryImpl.internalRemove( boolean stalePar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HierarchyEntryImpl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EntryImpl.reload( boolean recursiv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ierarchyEntryImpl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Entry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EntryImpl.getWorkspa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EntryImpl.setItemState( ItemState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ierarchyEntryImpl.getItem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ierarchyEntryImpl.reve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HierarchyEntryImpl.resolv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ierarchyEntryImpl.HierarchyEntryImpl( NodeEntryImpl parent , Name name , Entry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erarchyEntryImpl.transientRemov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ierarchyEntryImpl.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erarchyEntryImpl.invalidate( boolean recursi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ierarchyEntryImpl.internalGetItem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